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7f8b9" officeooo:paragraph-rsid="0017f8b9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normal" officeooo:rsid="0017f8b9" officeooo:paragraph-rsid="0019868b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13.6cm" fo:margin-right="0cm" fo:line-height="150%" fo:text-align="start" style:justify-single-word="false" fo:text-indent="0cm" style:auto-text-indent="false" fo:background-color="transparent"/>
      <style:text-properties fo:font-size="14pt" fo:font-weight="normal" officeooo:rsid="0017f8b9" officeooo:paragraph-rsid="0017f8b9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13.6cm" fo:margin-right="0cm" fo:line-height="150%" fo:text-align="start" style:justify-single-word="false" fo:text-indent="0cm" style:auto-text-indent="false" style:page-number="auto" fo:background-color="transparent"/>
      <style:text-properties fo:font-size="14pt" fo:font-weight="normal" officeooo:rsid="0017f8b9" officeooo:paragraph-rsid="0017f8b9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font-size="14pt" fo:font-weight="normal" officeooo:rsid="001b73a5" officeooo:paragraph-rsid="001b73a5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fo:font-size="14pt" fo:font-weight="bold" officeooo:rsid="001b73a5" officeooo:paragraph-rsid="001b73a5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 fo:padding-left="3cm" fo:padding-right="1cm" fo:padding-top="2cm" fo:padding-bottom="2cm" fo:border="none"/>
      <style:text-properties officeooo:paragraph-rsid="001b73a5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fo:padding-left="3cm" fo:padding-right="1cm" fo:padding-top="2cm" fo:padding-bottom="2cm" fo:border="none"/>
      <style:text-properties fo:font-weight="normal" officeooo:rsid="001cc514" officeooo:paragraph-rsid="001cc514" style:font-weight-asian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 fo:background-color="transparent"/>
      <style:text-properties fo:font-size="14pt" fo:font-weight="normal" officeooo:rsid="0017f8b9" officeooo:paragraph-rsid="0017f8b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reak-before="page" fo:background-color="transparent"/>
      <style:text-properties fo:font-size="14pt" fo:font-weight="normal" officeooo:rsid="001b73a5" officeooo:paragraph-rsid="001b73a5" style:font-size-asian="14pt" style:font-weight-asian="normal" style:font-size-complex="14pt" style:font-weight-complex="normal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weight="normal" style:font-weight-asian="normal" style:font-weight-complex="normal"/>
    </style:style>
    <style:style style:name="P14" style:family="paragraph">
      <loext:graphic-properties draw:fill-color="#ffffff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8pt" style:font-size-asian="8pt" style:font-size-complex="8pt"/>
    </style:style>
    <style:style style:name="P17" style:family="paragraph">
      <loext:graphic-properties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4pt" fo:language="en" fo:country="US" fo:font-weight="bold" officeooo:rsid="001b73a5" style:font-name-asian="Calibri" style:font-size-asian="14pt" style:font-weight-asian="bold" style:font-size-complex="14pt" style:font-weight-complex="bold"/>
    </style:style>
    <style:style style:name="T2" style:family="text">
      <style:text-properties fo:font-size="14pt" fo:language="en" fo:country="US" style:font-name-asian="Calibri" style:font-size-asian="14pt" style:font-size-complex="14pt"/>
    </style:style>
    <style:style style:name="T3" style:family="text">
      <style:text-properties fo:font-size="14pt" fo:language="en" fo:country="US" officeooo:rsid="001b73a5" style:font-name-asian="Calibri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-asian="Calibri"/>
    </style:style>
    <style:style style:name="T6" style:family="text">
      <style:text-properties fo:language="en" fo:country="US" style:font-name-asian="Calibri"/>
    </style:style>
    <style:style style:name="T7" style:family="text">
      <style:text-properties fo:language="en" fo:country="US" fo:font-weight="bold" style:font-name-asian="Calibri" style:font-weight-asian="bold" style:font-weight-complex="bold"/>
    </style:style>
    <style:style style:name="T8" style:family="text">
      <style:text-properties fo:language="en" fo:country="US" fo:font-weight="bold" officeooo:rsid="001c76ae" style:font-name-asian="Calibri" style:font-weight-asian="bold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11cm" draw:marker-start-width="0.369cm" draw:marker-end="Стили_20_стрелок_20_1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73cm" fo:min-width="3.41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draw:stroke-dash="Dot" svg:stroke-width="0cm" svg:stroke-color="#000000" draw:marker-start="" draw:marker-start-width="0.199cm" draw:marker-start-center="false" draw:marker-end="Стили_20_стрелок_20_1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9cm" draw:marker-start-width="0.427cm" draw:marker-end="Стили_20_стрелок_20_1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end="Стили_20_стрелок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.011cm" svg:stroke-color="#000000" draw:marker-start-width="0.369cm" draw:marker-end-width="0.369cm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3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3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3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78cm" fo:min-width="3.46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2</text:p>
      <text:p text:style-name="P2"><text:span text:style-name="T5">«Разработка функциональных диаграмм </text:span><text:span text:style-name="T6">S</text:span><text:span text:style-name="T5">А</text:span><text:span text:style-name="T6">DT» </text:span></text:p>
      <text:p text:style-name="P4"><text:span text:style-name="T6">Выполнил:</text:span></text:p>
      <text:p text:style-name="P3"><text:span text:style-name="T6">Стенин Михаил</text:span></text:p>
      <text:p text:style-name="P3"><text:span text:style-name="T6">Группа 22-29</text:span></text:p>
      <text:p text:style-name="P3"><text:span text:style-name="T6"/></text:p>
      <text:p text:style-name="P9"><text:span text:style-name="T8">Тема курсовой работы</text:span><text:span text:style-name="T7">:</text:span><text:span text:style-name="T6"> Автоматизация деятельности анимационной студии</text:span></text:p>
      <text:p text:style-name="P6"><text:span text:style-name="T6">Краткое описание:</text:span></text:p>
      <text:p text:style-name="P5"><text:span text:style-name="T6">Анимационная студия в сфере 3D-Визуализации, занимающаяся как проектами на заказ, так и собственными коммерческими проектами</text:span></text:p>
      <text:p text:style-name="P5"><text:span text:style-name="T6"/></text:p>
      <text:p text:style-name="P10"><draw:frame text:anchor-type="paragraph" draw:z-index="14" draw:name="Фигура6" draw:style-name="gr10" draw:text-style-name="P11" svg:width="1.174cm" svg:height="0.417cm" svg:x="7.243cm" svg:y="0.37cm"><draw:text-box><text:p><text:span text:style-name="T9">Т</text:span><text:span text:style-name="T9">а</text:span><text:span text:style-name="T9">б</text:span><text:span text:style-name="T9">л</text:span><text:span text:style-name="T9">и</text:span><text:span text:style-name="T9">ц</text:span><text:span text:style-name="T9">а</text:span></text:p></draw:text-box></draw:frame><text:span text:style-name="T6"/></text:p>
      <text:p text:style-name="P7"><draw:custom-shape text:anchor-type="paragraph" draw:z-index="0" draw:name="Фигура1" draw:style-name="gr15" draw:text-style-name="P17" svg:width="3.465cm" svg:height="1.781cm" svg:x="6.923cm" svg:y="1.106cm"><text:p text:style-name="P12"><text:span text:style-name="T11">Автоматизация</text:span></text:p><text:p text:style-name="P12"><text:span text:style-name="T11">Выполнения заказов</text:span></text:p><text:p text:style-name="P12"><text:span text:style-name="T11">аниматорами</text:span></text:p><draw:enhanced-geometry svg:viewBox="0 0 21600 21600" draw:type="rectangle" draw:enhanced-path="M 0 0 L 21600 0 21600 21600 0 21600 0 0 Z N"/></draw:custom-shape><draw:line text:anchor-type="paragraph" draw:z-index="1" draw:name="Фигура2" draw:style-name="gr5" draw:text-style-name="P12" svg:x1="4.524cm" svg:y1="1.245cm" svg:x2="6.923cm" svg:y2="1.245cm"><text:p/></draw:line><draw:frame text:anchor-type="paragraph" draw:z-index="2" draw:name="Фигура3" draw:style-name="gr14" draw:text-style-name="P11" svg:width="1.015cm" svg:height="0.366cm" svg:x="4.524cm" svg:y="0.803cm"><draw:text-box><text:p text:style-name="P16"><text:span text:style-name="T9">К</text:span><text:span text:style-name="T9">л</text:span><text:span text:style-name="T9">и</text:span><text:span text:style-name="T9">е</text:span><text:span text:style-name="T9">н</text:span><text:span text:style-name="T9">т</text:span></text:p></draw:text-box></draw:frame><draw:line text:anchor-type="paragraph" draw:z-index="3" draw:name="Фигура2_0" draw:style-name="gr5" draw:text-style-name="P12" svg:x1="4.524cm" svg:y1="1.688cm" svg:x2="6.923cm" svg:y2="1.688cm"><text:p/></draw:line><draw:frame text:anchor-type="paragraph" draw:z-index="4" draw:name="Фигура3_0" draw:style-name="gr14" draw:text-style-name="P11" svg:width="1.015cm" svg:height="0.366cm" svg:x="4.524cm" svg:y="1.245cm"><draw:text-box><text:p text:style-name="P16"><text:span text:style-name="T9">З</text:span><text:span text:style-name="T9">а</text:span><text:span text:style-name="T9">к</text:span><text:span text:style-name="T9">а</text:span><text:span text:style-name="T9">з</text:span></text:p></draw:text-box></draw:frame><draw:line text:anchor-type="paragraph" draw:z-index="5" draw:name="Фигура2_1" draw:style-name="gr5" draw:text-style-name="P12" svg:x1="4.524cm" svg:y1="2.131cm" svg:x2="6.923cm" svg:y2="2.131cm"><text:p/></draw:line><draw:frame text:anchor-type="paragraph" draw:z-index="6" draw:name="Фигура3_1" draw:style-name="gr14" draw:text-style-name="P11" svg:width="1.015cm" svg:height="0.366cm" svg:x="4.524cm" svg:y="1.766cm"><draw:text-box><text:p text:style-name="P16"><text:span text:style-name="T9">У</text:span><text:span text:style-name="T9">с</text:span><text:span text:style-name="T9">л</text:span><text:span text:style-name="T9">у</text:span><text:span text:style-name="T9">г</text:span><text:span text:style-name="T9">а</text:span></text:p></draw:text-box></draw:frame><draw:line text:anchor-type="paragraph" draw:z-index="7" draw:name="Фигура2_2" draw:style-name="gr5" draw:text-style-name="P12" svg:x1="10.388cm" svg:y1="1.295cm" svg:x2="12.787cm" svg:y2="1.295cm"><text:p/></draw:line><draw:frame text:anchor-type="paragraph" draw:z-index="8" draw:name="Фигура4" draw:style-name="gr13" draw:text-style-name="P11" svg:width="3.59cm" svg:height="0.373cm" svg:x="10.513cm" svg:y="0.728cm"><draw:text-box><text:p><text:span text:style-name="T9">Р</text:span><text:span text:style-name="T9">а</text:span><text:span text:style-name="T9">с</text:span><text:span text:style-name="T9">п</text:span><text:span text:style-name="T9">р</text:span><text:span text:style-name="T9">е</text:span><text:span text:style-name="T9">д</text:span><text:span text:style-name="T9">е</text:span><text:span text:style-name="T9">л</text:span><text:span text:style-name="T9">е</text:span><text:span text:style-name="T9">н</text:span><text:span text:style-name="T9">и</text:span><text:span text:style-name="T9">е</text:span><text:span text:style-name="T9"> </text:span><text:span text:style-name="T9">а</text:span><text:span text:style-name="T9">н</text:span><text:span text:style-name="T9">и</text:span><text:span text:style-name="T9">м</text:span><text:span text:style-name="T9">а</text:span><text:span text:style-name="T9">т</text:span><text:span text:style-name="T9">о</text:span><text:span text:style-name="T9">р</text:span><text:span text:style-name="T9">о</text:span><text:span text:style-name="T9">в</text:span></text:p></draw:text-box></draw:frame><draw:line text:anchor-type="paragraph" draw:z-index="9" draw:name="Фигура2_3" draw:style-name="gr5" draw:text-style-name="P12" svg:x1="10.388cm" svg:y1="2.087cm" svg:x2="12.787cm" svg:y2="2.087cm"><text:p/></draw:line><draw:frame text:anchor-type="paragraph" draw:z-index="10" draw:name="Фигура4_0" draw:style-name="gr12" draw:text-style-name="P11" svg:width="3.59cm" svg:height="0.364cm" svg:x="10.513cm" svg:y="1.48cm"><draw:text-box><text:p><text:span text:style-name="T9">В</text:span><text:span text:style-name="T9">ы</text:span><text:span text:style-name="T9">д</text:span><text:span text:style-name="T9">е</text:span><text:span text:style-name="T9">л</text:span><text:span text:style-name="T9">е</text:span><text:span text:style-name="T9">н</text:span><text:span text:style-name="T9">и</text:span><text:span text:style-name="T9">е</text:span><text:span text:style-name="T9"> </text:span><text:span text:style-name="T9">м</text:span><text:span text:style-name="T9">а</text:span><text:span text:style-name="T9">т</text:span><text:span text:style-name="T9">е</text:span><text:span text:style-name="T9">р</text:span><text:span text:style-name="T9">и</text:span><text:span text:style-name="T9">а</text:span><text:span text:style-name="T9">л</text:span><text:span text:style-name="T9">о</text:span><text:span text:style-name="T9">в</text:span></text:p></draw:text-box></draw:frame><draw:frame text:anchor-type="paragraph" draw:z-index="12" draw:name="Фигура4_1" draw:style-name="gr11" draw:text-style-name="P11" svg:width="3.98cm" svg:height="0.331cm" svg:x="10.545cm" svg:y="2.275cm"><draw:text-box><text:p><text:span text:style-name="T9">О</text:span><text:span text:style-name="T9">т</text:span><text:span text:style-name="T9">ч</text:span><text:span text:style-name="T9">ё</text:span><text:span text:style-name="T9">т</text:span><text:span text:style-name="T9"> </text:span><text:span text:style-name="T9">о</text:span><text:span text:style-name="T9"> </text:span><text:span text:style-name="T9">в</text:span><text:span text:style-name="T9">ы</text:span><text:span text:style-name="T9">п</text:span><text:span text:style-name="T9">о</text:span><text:span text:style-name="T9">л</text:span><text:span text:style-name="T9">н</text:span><text:span text:style-name="T9">е</text:span><text:span text:style-name="T9">н</text:span><text:span text:style-name="T9">н</text:span><text:span text:style-name="T9">ы</text:span><text:span text:style-name="T9">х</text:span><text:span text:style-name="T9"> </text:span><text:span text:style-name="T9">р</text:span><text:span text:style-name="T9">а</text:span><text:span text:style-name="T9">б</text:span><text:span text:style-name="T9">о</text:span><text:span text:style-name="T9">т</text:span><text:span text:style-name="T9">а</text:span><text:span text:style-name="T9">х</text:span></text:p></draw:text-box></draw:frame><draw:line text:anchor-type="paragraph" draw:z-index="13" draw:name="Фигура5" draw:style-name="gr7" draw:text-style-name="P12" svg:x1="7.772cm" svg:y1="0.046cm" svg:x2="7.772cm" svg:y2="1.106cm"><text:p/></draw:line><draw:frame text:anchor-type="paragraph" draw:z-index="27" draw:name="Фигура3_2" draw:style-name="gr6" draw:text-style-name="P11" svg:width="1.509cm" svg:height="0.352cm" svg:x="4.524cm" svg:y="2.194cm"><draw:text-box><text:p text:style-name="P16"><text:span text:style-name="T9">А</text:span><text:span text:style-name="T9">н</text:span><text:span text:style-name="T9">и</text:span><text:span text:style-name="T9">м</text:span><text:span text:style-name="T9">а</text:span><text:span text:style-name="T9">т</text:span><text:span text:style-name="T9">о</text:span><text:span text:style-name="T9">р</text:span></text:p></draw:text-box></draw:frame><draw:line text:anchor-type="paragraph" draw:z-index="28" draw:name="Фигура2_9" draw:style-name="gr5" draw:text-style-name="P12" svg:x1="4.524cm" svg:y1="2.545cm" svg:x2="6.923cm" svg:y2="2.545cm"><text:p/></draw:line><text:span text:style-name="T1"/></text:p>
      <text:p text:style-name="P7"><draw:line text:anchor-type="paragraph" draw:z-index="11" draw:name="Фигура2_4" draw:style-name="gr5" draw:text-style-name="P12" svg:x1="10.388cm" svg:y1="-0.115cm" svg:x2="12.787cm" svg:y2="-0.115cm"><text:p/></draw:line><text:span text:style-name="T1"/></text:p>
      <text:p text:style-name="P7"><text:span text:style-name="T1"/></text:p>
      <text:p text:style-name="P8"><text:span text:style-name="T3">Р</text:span><text:span text:style-name="T2">исунок 1 – Диаграмма верхнего уровня</text:span></text:p>
      <text:p text:style-name="P8"><draw:frame text:anchor-type="paragraph" draw:z-index="26" draw:name="Фигура7_3" draw:style-name="gr1" draw:text-style-name="P11" svg:width="1.948cm" svg:height="0.329cm" svg:x="8.363cm" svg:y="0.508cm"><draw:text-box><text:p><text:span text:style-name="T9">Список заказов</text:span></text:p></draw:text-box></draw:frame><text:span text:style-name="T2"/></text:p>
      <text:p text:style-name="P8"><draw:line text:anchor-type="paragraph" draw:z-index="15" draw:name="Фигура2_5" draw:style-name="gr2" draw:text-style-name="P12" svg:x1="2.02cm" svg:y1="1.461cm" svg:x2="2.72cm" svg:y2="1.461cm"><text:p/></draw:line><draw:line text:anchor-type="paragraph" draw:z-index="18" draw:name="Фигура2_6" draw:style-name="gr2" draw:text-style-name="P12" svg:x1="2.02cm" svg:y1="2.006cm" svg:x2="2.72cm" svg:y2="2.006cm"><text:p/></draw:line><draw:frame text:anchor-type="paragraph" draw:z-index="19" draw:name="Фигура7_0" draw:style-name="gr8" draw:text-style-name="P11" svg:width="0.334cm" svg:height="0.329cm" svg:x="2.08cm" svg:y="1.633cm"><draw:text-box><text:p><text:span text:style-name="T9">I2</text:span></text:p></draw:text-box></draw:frame><draw:line text:anchor-type="paragraph" draw:z-index="20" draw:name="Фигура2_7" draw:style-name="gr2" draw:text-style-name="P12" svg:x1="2.02cm" svg:y1="2.552cm" svg:x2="2.72cm" svg:y2="2.552cm"><text:p/></draw:line><draw:frame text:anchor-type="paragraph" draw:z-index="21" draw:name="Фигура7_1" draw:style-name="gr1" draw:text-style-name="P11" svg:width="0.334cm" svg:height="0.329cm" svg:x="2.074cm" svg:y="2.168cm"><draw:text-box><text:p><text:span text:style-name="T9">I3</text:span></text:p></draw:text-box></draw:frame><draw:frame text:anchor-type="paragraph" draw:z-index="16" draw:name="Фигура7" draw:style-name="gr9" draw:text-style-name="P11" svg:width="0.606cm" svg:height="0.329cm" svg:x="2.115cm" svg:y="1.009cm"><draw:text-box><text:p><text:span text:style-name="T9">I</text:span><text:span text:style-name="T9">1</text:span></text:p></draw:text-box></draw:frame><draw:custom-shape text:anchor-type="paragraph" draw:z-index="17" draw:name="Фигура1_0" draw:style-name="gr3" draw:text-style-name="P14" svg:width="3.465cm" svg:height="1.781cm" svg:x="2.72cm" svg:y="1.009cm"><text:p text:style-name="P13"><text:span text:style-name="T10">Оформление заказа</text:span></text:p><draw:enhanced-geometry svg:viewBox="0 0 21600 21600" draw:type="rectangle" draw:enhanced-path="M 0 0 L 21600 0 21600 21600 0 21600 0 0 Z N"/></draw:custom-shape><draw:line text:anchor-type="paragraph" draw:z-index="22" draw:name="Фигура2_8" draw:style-name="gr2" draw:text-style-name="P12" svg:x1="6.184cm" svg:y1="1.81cm" svg:x2="12.09cm" svg:y2="1.81cm"><text:p/></draw:line><draw:frame text:anchor-type="paragraph" draw:z-index="23" draw:name="Фигура7_2" draw:style-name="gr1" draw:text-style-name="P11" svg:width="3.361cm" svg:height="0.329cm" svg:x="7.618cm" svg:y="1.334cm"><draw:text-box><text:p><text:span text:style-name="T9">Заказ </text:span><text:span text:style-name="T9">оформл</text:span><text:span text:style-name="T9">ен </text:span><text:span text:style-name="T9">правиль</text:span><text:span text:style-name="T9">но</text:span></text:p></draw:text-box></draw:frame><draw:custom-shape text:anchor-type="paragraph" draw:z-index="24" draw:name="Фигура1_1" draw:style-name="gr3" draw:text-style-name="P14" svg:width="3.465cm" svg:height="1.781cm" svg:x="12.118cm" svg:y="0.954cm"><text:p text:style-name="P13"><text:span text:style-name="T10">Д</text:span><text:span text:style-name="T10">о</text:span><text:span text:style-name="T10">б</text:span><text:span text:style-name="T10">а</text:span><text:span text:style-name="T10">в</text:span><text:span text:style-name="T10">л</text:span><text:span text:style-name="T10">е</text:span><text:span text:style-name="T10">н</text:span><text:span text:style-name="T10">и</text:span><text:span text:style-name="T10">е </text:span><text:span text:style-name="T10">з</text:span><text:span text:style-name="T10">а</text:span><text:span text:style-name="T10">к</text:span><text:span text:style-name="T10">а</text:span><text:span text:style-name="T10">з</text:span><text:span text:style-name="T10">а </text:span></text:p><text:p text:style-name="P13"><text:span text:style-name="T10">В </text:span><text:span text:style-name="T10">с</text:span><text:span text:style-name="T10">п</text:span><text:span text:style-name="T10">и</text:span><text:span text:style-name="T10">с</text:span><text:span text:style-name="T10">о</text:span><text:span text:style-name="T10">к</text:span></text:p><draw:enhanced-geometry svg:viewBox="0 0 21600 21600" draw:type="rectangle" draw:enhanced-path="M 0 0 L 21600 0 21600 21600 0 21600 0 0 Z N"/></draw:custom-shape><draw:path text:anchor-type="paragraph" draw:z-index="25" draw:name="Фигура8" draw:style-name="gr7" draw:text-style-name="P12" svg:width="13.745cm" svg:height="1.428cm" draw:transform="rotate (-0.0270526034059121) translate (2.46183332700554cm -0.252405776841976cm)" svg:viewBox="0 0 13746 1429" svg:d="M13136 1233c651 0 609-228 609-228l-45-1005-13700 371 29 1058 245-7-48 1"><text:p/></draw:path><draw:path text:anchor-type="paragraph" draw:z-index="29" draw:name="s-line" draw:style-name="gr4" draw:text-style-name="P15" svg:width="1.175cm" svg:height="1.842cm" svg:x="6.184cm" svg:y="2.54cm" svg:viewBox="0 0 1176 1843" svg:d="M0 5c245 0 407-8 441-4s58 51 79 125c22 81 41 199 54 338 13 140 19 379 19 460s7 320 20 459c13 140 32 258 54 338 21 74 44 114 68 122h441"><text:p/></draw:path><draw:custom-shape text:anchor-type="paragraph" draw:z-index="30" draw:name="Фигура1_2" draw:style-name="gr3" draw:text-style-name="P14" svg:width="3.465cm" svg:height="1.781cm" svg:x="2.72cm" svg:y="1.009cm"><text:p text:style-name="P13"><text:span text:style-name="T10">Оформл</text:span><text:span text:style-name="T10">ение </text:span><text:span text:style-name="T10">заказа</text:span></text:p><draw:enhanced-geometry svg:viewBox="0 0 21600 21600" draw:type="rectangle" draw:enhanced-path="M 0 0 L 21600 0 21600 21600 0 21600 0 0 Z N"/></draw:custom-shape><draw:custom-shape text:anchor-type="paragraph" draw:z-index="31" draw:name="Фигура1_3" draw:style-name="gr3" draw:text-style-name="P14" svg:width="3.465cm" svg:height="1.781cm" svg:x="7.361cm" svg:y="3.489cm"><text:p text:style-name="P13"><text:span text:style-name="T10">Р</text:span><text:span text:style-name="T10">а</text:span><text:span text:style-name="T10">с</text:span><text:span text:style-name="T10">п</text:span><text:span text:style-name="T10">р</text:span><text:span text:style-name="T10">е</text:span><text:span text:style-name="T10">д</text:span><text:span text:style-name="T10">е</text:span><text:span text:style-name="T10">л</text:span><text:span text:style-name="T10">е</text:span><text:span text:style-name="T10">н</text:span><text:span text:style-name="T10">и</text:span><text:span text:style-name="T10">е</text:span></text:p><text:p text:style-name="P13"><text:span text:style-name="T10">А</text:span><text:span text:style-name="T10">н</text:span><text:span text:style-name="T10">и</text:span><text:span text:style-name="T10">м</text:span><text:span text:style-name="T10">а</text:span><text:span text:style-name="T10">т</text:span><text:span text:style-name="T10">о</text:span><text:span text:style-name="T10">р</text:span><text:span text:style-name="T10">о</text:span><text:span text:style-name="T10">в</text:span><text:span text:style-name="T10"> </text:span><text:span text:style-name="T10">п</text:span><text:span text:style-name="T10">о</text:span><text:span text:style-name="T10"> </text:span><text:span text:style-name="T10">к</text:span><text:span text:style-name="T10">а</text:span><text:span text:style-name="T10">д</text:span><text:span text:style-name="T10">р</text:span><text:span text:style-name="T10">а</text:span><text:span text:style-name="T10">м</text:span></text:p><draw:enhanced-geometry svg:viewBox="0 0 21600 21600" draw:type="rectangle" draw:enhanced-path="M 0 0 L 21600 0 21600 21600 0 21600 0 0 Z N"/></draw:custom-shape><draw:line text:anchor-type="paragraph" draw:z-index="32" draw:name="Фигура2_10" draw:style-name="gr2" draw:text-style-name="P12" svg:x1="2.295cm" svg:y1="4.805cm" svg:x2="7.361cm" svg:y2="4.805cm"><text:p/></draw:line><draw:frame text:anchor-type="paragraph" draw:z-index="33" draw:name="Фигура7_4" draw:style-name="gr1" draw:text-style-name="P11" svg:width="0.334cm" svg:height="0.329cm" svg:x="2.342cm" svg:y="4.396cm"><draw:text-box><text:p><text:span text:style-name="T9">I4</text:span></text:p></draw:text-box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marker draw:name="Стили_20_стрелок_20_1" draw:display-name="Стили стрелок 1" svg:viewBox="0 7 20 13" svg:d="M0 20l10-13 10 13z"/>
    <draw:stroke-dash draw:name="Dot" draw:style="rect" draw:dots1="1" draw:dots1-length="57%" draw:distance="5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09-24T15:26:56.856518004</dc:date>
    <meta:editing-cycles>8</meta:editing-cycles>
    <meta:editing-duration>PT25M33S</meta:editing-duration>
    <meta:document-statistic meta:table-count="0" meta:image-count="0" meta:object-count="0" meta:page-count="2" meta:paragraph-count="9" meta:word-count="41" meta:character-count="344" meta:non-whitespace-character-count="310"/>
    <meta:user-defined meta:name="Поле 1"/>
    <meta:user-defined meta:name="Поле 2"/>
    <meta:user-defined meta:name="Поле 3"/>
    <meta:user-defined meta:name="Поле 4"/>
  </office:meta>
</office:document-meta>
</file>